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date" office:date-value="2020-04-29" calcext:value-type="date">
            <text:p>04/2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si</text:p>
          </table:table-cell>
          <table:table-cell/>
          <table:table-cell table:formula="of:=SUM([.B2:.B1000])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30" calcext:value-type="date">
            <text:p>04/3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si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05/01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si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si</text:p>
          </table:table-cell>
          <table:table-cell table:number-columns-repeated="2"/>
        </table:table-row>
        <table:table-row table:style-name="ro1">
          <table:table-cell office:value-type="date" office:date-value="2020-05-12" calcext:value-type="date">
            <text:p>05/12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isi</text:p>
          </table:table-cell>
          <table:table-cell table:number-columns-repeated="2"/>
        </table:table-row>
        <table:table-row table:style-name="ro1">
          <table:table-cell office:value-type="date" office:date-value="2020-05-13" calcext:value-type="date">
            <text:p>05/13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isi</text:p>
          </table:table-cell>
          <table:table-cell table:number-columns-repeated="2"/>
        </table:table-row>
        <table:table-row table:style-name="ro1">
          <table:table-cell office:value-type="date" office:date-value="2020-05-18" calcext:value-type="date">
            <text:p>05/1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yco</text:p>
          </table:table-cell>
          <table:table-cell table:number-columns-repeated="2"/>
        </table:table-row>
        <table:table-row table:style-name="ro1"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yco</text:p>
          </table:table-cell>
          <table:table-cell table:number-columns-repeated="2"/>
        </table:table-row>
        <table:table-row table:style-name="ro1">
          <table:table-cell office:value-type="date" office:date-value="2020-06-01" calcext:value-type="date">
            <text:p>06/01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6-02" calcext:value-type="date">
            <text:p>06/02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7-05" calcext:value-type="date">
            <text:p>07/05/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7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7-20" calcext:value-type="date">
            <text:p>07/2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07" calcext:value-type="date">
            <text:p>08/07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09" calcext:value-type="date">
            <text:p>08/09/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13" calcext:value-type="date">
            <text:p>08/13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17" calcext:value-type="date">
            <text:p>08/17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08-19" calcext:value-type="date">
            <text:p>08/1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10/3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11/03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hanbek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2:24:36.684355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08:28:24.570679249</meta:creation-date>
    <dc:date>2020-11-03T12:25:11.263756348</dc:date>
    <meta:editing-duration>PT6M53S</meta:editing-duration>
    <meta:editing-cycles>11</meta:editing-cycles>
    <meta:generator>LibreOffice/6.4.6.2$Linux_X86_64 LibreOffice_project/40$Build-2</meta:generator>
    <meta:document-statistic meta:table-count="1" meta:cell-count="78" meta:object-count="0"/>
  </office:meta>
</office:document-meta>
</file>